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/>
    <style:font-face style:name="SFMono-Regular" svg:font-family="SFMono-Regular, Consolas, 'Liberation Mono', Menlo, monospace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rebuchet M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variant="normal" fo:text-transform="none" fo:color="#222222" style:text-line-through-style="none" style:text-underline-style="none" style:text-blinking="false" fo:background-color="transparent"/>
    </style:style>
    <style:style style:name="P5" style:family="paragraph" style:parent-style-name="Standard">
      <style:text-properties fo:font-variant="normal" fo:text-transform="none" fo:color="#222222" style:text-line-through-style="none" style:font-name="Trebuchet MS" style:text-underline-style="none" style:text-blinking="false" fo:background-color="transparent"/>
    </style:style>
    <style:style style:name="P6" style:family="paragraph" style:parent-style-name="Standard">
      <style:text-properties fo:font-variant="normal" fo:text-transform="none" fo:color="#222222" style:text-line-through-style="none" style:font-name="Trebuchet MS" fo:font-style="italic" style:text-underline-style="none" style:text-blinking="false" fo:background-color="transparent" style:font-style-asian="italic" style:font-style-complex="italic"/>
    </style:style>
    <style:style style:name="P7" style:family="paragraph" style:parent-style-name="Standard">
      <style:text-properties fo:font-variant="normal" fo:text-transform="none" fo:color="#222222" style:text-line-through-style="none" style:font-name="Trebuchet MS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variant="normal" fo:text-transform="none" fo:color="#222222" style:text-line-through-styl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loext:contextual-spacing="false"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loext:contextual-spacing="false"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ext_20_body">
      <style:paragraph-properties loext:contextual-spacing="false"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 style:font-weight-asian="bold" style:font-weight-complex="bold"/>
    </style:style>
    <style:style style:name="P12" style:family="paragraph" style:parent-style-name="Text_20_body">
      <style:paragraph-properties loext:contextual-spacing="false"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Text_20_body">
      <style:paragraph-properties loext:contextual-spacing="false"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#ffffff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ext_20_body">
      <style:paragraph-properties loext:contextual-spacing="false"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15" style:family="paragraph" style:parent-style-name="Text_20_body">
      <style:paragraph-properties loext:contextual-spacing="false"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italic" style:text-underline-style="none" fo:font-weight="normal" style:text-blinking="false" fo:background-color="transparent" style:font-style-asian="italic" style:font-style-complex="italic"/>
    </style:style>
    <style:style style:name="P16" style:family="paragraph" style:parent-style-name="Text_20_body">
      <style:paragraph-properties loext:contextual-spacing="false"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italic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Text_20_body">
      <style:paragraph-properties loext:contextual-spacing="false"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italic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Text_20_body">
      <style:paragraph-properties loext:contextual-spacing="false"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text-underline-style="none" style:text-blinking="false" fo:background-color="transparent"/>
    </style:style>
    <style:style style:name="P19" style:family="paragraph" style:parent-style-name="Text_20_body">
      <style:paragraph-properties loext:contextual-spacing="false"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paragraph-properties loext:contextual-spacing="false" fo:margin-top="0cm" fo:margin-bottom="0cm" fo:line-height="138%" fo:background-color="#ffffff" style:writing-mode="lr-tb">
        <style:background-image/>
      </style:paragraph-properties>
    </style:style>
    <style:style style:name="P21" style:family="paragraph" style:parent-style-name="Standard">
      <style:paragraph-properties loext:contextual-spacing="false" fo:margin-top="0cm" fo:margin-bottom="0cm" fo:line-height="138%" fo:background-color="#ffffff" style:writing-mode="lr-tb">
        <style:background-image/>
      </style:paragraph-properties>
    </style:style>
    <style:style style:name="P22" style:family="paragraph" style:parent-style-name="Standard">
      <style:paragraph-properties loext:contextual-spacing="false" fo:margin-top="0cm" fo:margin-bottom="0cm" fo:line-height="138%" fo:background-color="#ffffff" style:writing-mode="lr-tb">
        <style:background-image/>
      </style:paragraph-properties>
    </style:style>
    <style:style style:name="P23" style:family="paragraph" style:parent-style-name="Standard">
      <style:paragraph-properties loext:contextual-spacing="false"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Preformatted_20_Text">
      <style:paragraph-properties fo:margin-top="0cm" fo:margin-bottom="0cm" fo:text-align="start" style:justify-single-word="false" fo:orphans="2" fo:widows="2" fo:background-color="#f7f7f7" fo:padding="0cm" fo:border="none">
        <style:background-image/>
      </style:paragraph-properties>
    </style:style>
    <style:style style:name="P25" style:family="paragraph" style:parent-style-name="Preformatted_20_Text">
      <style:paragraph-properties loext:contextual-spacing="false"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loext:contextual-spacing="false"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loext:contextual-spacing="false" fo:margin-top="0cm" fo:margin-bottom="0cm" fo:line-height="138%" fo:background-color="#ffffff" style:writing-mode="lr-tb">
        <style:background-image/>
      </style:paragraph-properties>
    </style:style>
    <style:style style:name="P28" style:family="paragraph" style:parent-style-name="Text_20_body">
      <style:paragraph-properties loext:contextual-spacing="false"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Text_20_body">
      <style:paragraph-properties loext:contextual-spacing="false"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variant="normal" fo:text-transform="none" fo:color="#222222" style:text-line-through-styl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 style:font-size-asian="14pt" style:font-style-asian="italic" style:font-weight-asian="bold" style:font-size-complex="14pt" style:font-style-complex="italic" style:font-weight-complex="bold" loext:char-shading-value="0"/>
    </style:style>
    <style:style style:name="T4" style:family="text">
      <style:text-properties fo:font-variant="normal" fo:text-transform="none" fo:color="#222222" style:text-line-through-style="none" style:font-name="Arial1" fo:font-size="11pt" fo:letter-spacing="normal" fo:font-style="normal" style:text-underline-style="none" fo:font-weight="normal" style:text-blinking="false" fo:background-color="transparent" style:font-size-asian="14pt" style:font-style-asian="italic" style:font-weight-asian="bold" style:font-size-complex="14pt" style:font-style-complex="italic" style:font-weight-complex="bold" loext:char-shading-value="0"/>
    </style:style>
    <style:style style:name="T5" style:family="text">
      <style:text-properties fo:font-variant="normal" fo:text-transform="none" fo:color="#222222" style:text-line-through-style="none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222222" style:text-line-through-styl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 loext:char-shading-value="0"/>
    </style:style>
    <style:style style:name="T7" style:family="text">
      <style:text-properties fo:font-variant="normal" fo:text-transform="none" fo:color="#183691" style:font-name="SFMono-Regular" fo:font-size="12pt" fo:letter-spacing="normal" fo:font-style="normal" fo:font-weight="normal"/>
    </style:style>
    <style:style style:name="T8" style:family="text">
      <style:text-properties fo:font-variant="normal" fo:text-transform="none" fo:color="#202124" fo:letter-spacing="normal"/>
    </style:style>
    <style:style style:name="T9" style:family="text">
      <style:text-properties fo:font-variant="normal" fo:text-transform="none" fo:color="#696969" style:font-name="SFMono-Regular" fo:font-size="12pt" fo:letter-spacing="normal" fo:font-style="normal" fo:font-weight="normal"/>
    </style:style>
    <style:style style:name="T10" style:family="text">
      <style:text-properties style:font-name="Arial1"/>
    </style:style>
    <style:style style:name="T11" style:family="text">
      <style:text-properties style:font-name="Arial1" fo:font-size="11pt" fo:font-style="normal" fo:font-weight="normal"/>
    </style:style>
    <style:style style:name="T12" style:family="text">
      <style:text-properties style:font-name="Arial1" fo:font-size="11pt" fo:font-style="normal" fo:font-weight="normal" fo:background-color="#ffff00" style:font-size-asian="12pt" style:font-weight-asian="normal" style:font-size-complex="12pt" style:font-weight-complex="normal" loext:char-shading-value="0"/>
    </style:style>
    <style:style style:name="T13" style:family="text">
      <style:text-properties style:font-name="Arial1" loext:char-shading-value="0"/>
    </style:style>
    <style:style style:name="T14" style:family="text">
      <style:text-properties style:font-name="Arial1" fo:background-color="transparent" loext:char-shading-value="0"/>
    </style:style>
    <style:style style:name="T15" style:family="text">
      <style:text-properties style:font-name="Arial1" fo:background-color="transparent" style:font-size-asian="14pt" style:font-weight-asian="bold" style:font-size-complex="14pt" style:font-weight-complex="bold" loext:char-shading-value="0"/>
    </style:style>
    <style:style style:name="T16" style:family="text">
      <style:text-properties style:font-name="Arial1" fo:letter-spacing="normal" fo:background-color="transparent" style:font-size-asian="14pt" style:font-weight-asian="bold" style:font-size-complex="14pt" style:font-weight-complex="bold" loext:char-shading-value="0"/>
    </style:style>
    <style:style style:name="T17" style:family="text">
      <style:text-properties style:font-name="Trebuchet MS"/>
    </style:style>
    <style:style style:name="T18" style:family="text">
      <style:text-properties fo:color="#202124" style:font-name="SFMono-Regular" fo:font-size="12pt" fo:letter-spacing="normal"/>
    </style:style>
    <style:style style:name="T19" style:family="text">
      <style:text-properties fo:color="#183691" style:font-name="SFMono-Regular" fo:font-size="12pt" fo:letter-spacing="normal"/>
    </style:style>
    <style:style style:name="T20" style:family="text">
      <style:text-properties fo:color="#385d34" style:font-name="SFMono-Regular" fo:font-size="12pt" fo:letter-spacing="normal"/>
    </style:style>
    <style:style style:name="T21" style:family="text">
      <style:text-properties fo:color="#a71d5d" style:font-name="SFMono-Regular" fo:font-size="12pt" fo:letter-spacing="normal"/>
    </style:style>
    <style:style style:name="T22" style:family="text">
      <style:text-properties fo:color="#9f1c59" style:font-name="SFMono-Regular" fo:font-size="12pt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y CSS Cheat sheet – Images</text:p>
      <text:p text:style-name="P1"/>
      <text:p text:style-name="P3">The road so far...</text:p>
      <text:p text:style-name="P1">Continuing with my CSS Cheat sheets series of coding notes I have gone from how to select an element and position it, onto how to style text and now I am moving on to the more visual styling components like images.</text:p>
      <text:p text:style-name="P1"/>
      <text:p text:style-name="P1">Everything covered so far has looked at using images for backgrounds or bullet points so this cheat sheet is covering how to manipulate images when used as multimedia elements.</text:p>
      <text:p text:style-name="P1"/>
      <text:p text:style-name="P1">The way this is done is by using filters <text:span text:style-name="T5">to apply graphical effect (</text:span>which can also be used on backgrounds and borders but mainly on images), or by clipping the image.</text:p>
      <text:p text:style-name="P3"/>
      <text:p text:style-name="P8">Filters...</text:p>
      <text:p text:style-name="P8"/>
      <text:p text:style-name="P17">[CODEBOX]</text:p>
      <text:p text:style-name="P7">filter:function(value);</text:p>
      <text:p text:style-name="P6"/>
      <text:p text:style-name="P5">url()</text:p>
      <text:p text:style-name="P5">blur()</text:p>
      <text:p text:style-name="P5">brightness()</text:p>
      <text:p text:style-name="P5">contrast()</text:p>
      <text:p text:style-name="P5">drop-shadow()</text:p>
      <text:p text:style-name="P5">grayscale()</text:p>
      <text:p text:style-name="P5">hue-rotate()</text:p>
      <text:p text:style-name="P5">invert()</text:p>
      <text:p text:style-name="P5">saturate()</text:p>
      <text:p text:style-name="P5">opacity()</text:p>
      <text:p text:style-name="P5">sepia()</text:p>
      <text:p text:style-name="P4"/>
      <text:p text:style-name="P4"/>
      <text:p text:style-name="P14">url()</text:p>
      <text:p text:style-name="P9">...is used to reference a SVG filter</text:p>
      <text:p text:style-name="P18"/>
      <text:p text:style-name="P17">[CODEBOX]</text:p>
      <text:p text:style-name="P15">.img_box {</text:p>
      <text:p text:style-name="P20"><text:span text:style-name="T1"><text:s/></text:span><text:span text:style-name="T2">filter: url(resource.svg#elementID)</text:span></text:p>
      <text:p text:style-name="P9">}</text:p>
      <text:p text:style-name="P18"/>
      <text:p text:style-name="P14">blur()</text:p>
      <text:p text:style-name="P9">...applies Gaussian blur (does not accept percentages as value)</text:p>
      <text:p text:style-name="P9"/>
      <text:p text:style-name="P12">[CODEBOX]</text:p>
      <text:p text:style-name="P9">img {</text:p>
      <text:p text:style-name="P9">filter: blur(5px);</text:p>
      <text:p text:style-name="P9">}</text:p>
      <text:p text:style-name="P18"><text:soft-page-break/></text:p>
      <text:p text:style-name="P14">brightness()</text:p>
      <text:p text:style-name="P9">...as it sounds (0% = black and 100% is unchanged – can also go above 100%!)</text:p>
      <text:p text:style-name="P9"/>
      <text:p text:style-name="P12">[CODEBOX]</text:p>
      <text:p text:style-name="P9">img {</text:p>
      <text:p text:style-name="P9">filter: brightness(0.5);</text:p>
      <text:p text:style-name="P9">}</text:p>
      <text:p text:style-name="P9"/>
      <text:p text:style-name="P14">contrast()</text:p>
      <text:p text:style-name="P9">...as it sounds (0% = gray and 100% is unchanged – and can go above 100%!)</text:p>
      <text:p text:style-name="P12">[CODEBOX]</text:p>
      <text:p text:style-name="P10">img {</text:p>
      <text:p text:style-name="P20"><text:span text:style-name="T1"><text:s/></text:span><text:span text:style-name="T2">filter: contrast(200%);</text:span></text:p>
      <text:p text:style-name="P9">}</text:p>
      <text:p text:style-name="P18"/>
      <text:p text:style-name="P14">drop-shadow() </text:p>
      <text:p text:style-name="P20"><text:span text:style-name="T1"><text:s/>...a</text:span><text:span text:style-name="T2">pplies a drop-shadow effect to the input image</text:span></text:p>
      <text:p text:style-name="P18"/>
      <text:p text:style-name="P12">[CODEBOX]</text:p>
      <text:p text:style-name="P10">img {</text:p>
      <text:p text:style-name="P16">/*filter: drop-shadow(offset-x offset-y blur-radius color);*/</text:p>
      <text:p text:style-name="P9">filter: drop-shadow(5px 5px 2px black); </text:p>
      <text:p text:style-name="P9">}</text:p>
      <text:p text:style-name="P18"/>
      <text:p text:style-name="P14">grayscale()</text:p>
      <text:p text:style-name="P9">...converts image to greyscale (0% is unchanged and 100% is completely greyscale)</text:p>
      <text:p text:style-name="P9"/>
      <text:p text:style-name="P12">[CODEBOX]</text:p>
      <text:p text:style-name="P10">img {</text:p>
      <text:p text:style-name="P20"><text:span text:style-name="T1"><text:s/></text:span><text:span text:style-name="T2">filter: grayscale(50%);</text:span></text:p>
      <text:p text:style-name="P9">}</text:p>
      <text:p text:style-name="P18"/>
      <text:p text:style-name="P14">hue-rotate()</text:p>
      <text:p text:style-name="P9">...applies hue-rotation to the image (different colour on colour wheel)</text:p>
      <text:p text:style-name="P18"/>
      <text:p text:style-name="P12">[CODEBOX]</text:p>
      <text:p text:style-name="P10">img {</text:p>
      <text:p text:style-name="P9">filter: hue-rotate(90deg);</text:p>
      <text:p text:style-name="P9">}</text:p>
      <text:p text:style-name="P18"/>
      <text:p text:style-name="P14"><text:soft-page-break/>invert()</text:p>
      <text:p text:style-name="P9">...inverts the colours (100% is opposite colour on wheel and 0% is unchanged)</text:p>
      <text:p text:style-name="P18"/>
      <text:p text:style-name="P12">[CODEBOX]</text:p>
      <text:p text:style-name="P10">img {</text:p>
      <text:p text:style-name="P9">filter: invert(33%);</text:p>
      <text:p text:style-name="P9">}</text:p>
      <text:p text:style-name="P9"/>
      <text:p text:style-name="P14">opacity()</text:p>
      <text:p text:style-name="P9">...changes “see-throughness“ (0% is completely transparent and 100% is unchanged)</text:p>
      <text:p text:style-name="P9"/>
      <text:p text:style-name="P12">[CODEBOX]</text:p>
      <text:p text:style-name="P10">img {</text:p>
      <text:p text:style-name="P9">filter: opacity(50%);</text:p>
      <text:p text:style-name="P9">}</text:p>
      <text:p text:style-name="P18"/>
      <text:p text:style-name="P14">saturate()</text:p>
      <text:p text:style-name="P9">... saturates the input image (0% is unsaturated and 100% is unchanged and can over-saturate by going over 100%)</text:p>
      <text:p text:style-name="P18"/>
      <text:p text:style-name="P12">[CODEBOX]</text:p>
      <text:p text:style-name="P10">img {</text:p>
      <text:p text:style-name="P9">filter: saturate(200%);</text:p>
      <text:p text:style-name="P9">}</text:p>
      <text:p text:style-name="P18"/>
      <text:p text:style-name="P14">sepia()</text:p>
      <text:p text:style-name="P11">...converts image to sepia colouration (0% is unchanged and goes to100% )</text:p>
      <text:p text:style-name="P12">[CODEBOX]</text:p>
      <text:p text:style-name="P10">img {</text:p>
      <text:p text:style-name="P9">filter: sepia(20%);</text:p>
      <text:p text:style-name="P11">}</text:p>
      <text:p text:style-name="P9"/>
      <text:p text:style-name="P9">Filters can be combined:</text:p>
      <text:p text:style-name="P12">[CODEBOX]</text:p>
      <text:p text:style-name="P10">img {</text:p>
      <text:p text:style-name="P9">filter: contrast (175%) brightness (75%);</text:p>
      <text:p text:style-name="P9">}</text:p>
      <text:p text:style-name="P1"/>
      <text:p text:style-name="P8">Clipping...</text:p>
      <text:p text:style-name="P8"/>
      <text:p text:style-name="P9">The property creates a clipping region that sets what part of an element should be shown (parts that are inside the region are shown, while those outside are hidden)</text:p>
      <text:p text:style-name="P9"><text:soft-page-break/></text:p>
      <text:p text:style-name="P12">[CODEBOX]</text:p>
      <text:p text:style-name="P13">img {</text:p>
      <text:p text:style-name="P9"><text:span text:style-name="Source_20_Text"><text:span text:style-name="T10">clip-path: padding-box;</text:span></text:span></text:p>
      <text:p text:style-name="P9">}</text:p>
      <text:p text:style-name="P9"/>
      <text:p text:style-name="P9">Box values can be: </text:p>
      <text:p text:style-name="P9">margin-box [example box]</text:p>
      <text:p text:style-name="P9">border-box [example box]</text:p>
      <text:p text:style-name="P9">padding-box [example box]</text:p>
      <text:p text:style-name="P9">content-box [example box]</text:p>
      <text:p text:style-name="P9">fill-box [example box]</text:p>
      <text:p text:style-name="P9">stroke-box [example box]</text:p>
      <text:p text:style-name="P9">view-box [example box]</text:p>
      <text:p text:style-name="P9"/>
      <text:p text:style-name="P9">or:</text:p>
      <text:p text:style-name="P9">inset()</text:p>
      <text:p text:style-name="P9">circle()</text:p>
      <text:p text:style-name="P9">ellipse()</text:p>
      <text:p text:style-name="P9">polygon() </text:p>
      <text:p text:style-name="P9">path()</text:p>
      <text:p text:style-name="P9"/>
      <text:p text:style-name="P14">inset</text:p>
      <text:p text:style-name="P12">[CODEBOX]</text:p>
      <text:p text:style-name="P13">img {</text:p>
      <text:p text:style-name="P9"><text:span text:style-name="Source_20_Text"><text:span text:style-name="T10">clip-path: inset(100px 50px);</text:span></text:span></text:p>
      <text:p text:style-name="P9">}</text:p>
      <text:p text:style-name="P9">[example box]</text:p>
      <text:p text:style-name="P9"/>
      <text:p text:style-name="P14">circle</text:p>
      <text:p text:style-name="P12">[CODEBOX]</text:p>
      <text:p text:style-name="P13">img {</text:p>
      <text:p text:style-name="P9"><text:span text:style-name="Source_20_Text"><text:span text:style-name="T10">clip-path: circel(50px at 0 100px);</text:span></text:span></text:p>
      <text:p text:style-name="P9">}</text:p>
      <text:p text:style-name="P9">[example box]</text:p>
      <text:p text:style-name="P9"/>
      <text:p text:style-name="P14">ellipse</text:p>
      <text:p text:style-name="P12">[CODEBOX]</text:p>
      <text:p text:style-name="P13">img {</text:p>
      <text:p text:style-name="P9"><text:span text:style-name="Source_20_Text"><text:span text:style-name="T10">clip-path: ellipse(50px 60px at 0 10% 20%);</text:span></text:span></text:p>
      <text:p text:style-name="P9">}</text:p>
      <text:p text:style-name="P9">[example box]</text:p>
      <text:p text:style-name="P14"><text:soft-page-break/>polygon</text:p>
      <text:p text:style-name="P12">[CODEBOX]</text:p>
      <text:p text:style-name="P13">img {</text:p>
      <text:p text:style-name="P9"><text:span text:style-name="Source_20_Text"><text:span text:style-name="T10">clip-path: polygon(50% 0%, 100% 50%, 50% 100%, 0% 50%);</text:span></text:span></text:p>
      <text:p text:style-name="P9">}</text:p>
      <text:p text:style-name="P9">[example box]</text:p>
      <text:p text:style-name="P9"/>
      <text:p text:style-name="P9">Check out the amazing <text:s/><text:a xlink:type="simple" xlink:href="https://bennettfeely.com/clippy/" text:style-name="Internet_20_link" text:visited-style-name="Visited_20_Internet_20_Link">https://bennettfeely.com/clippy/</text:a> to make life so much easier</text:p>
      <text:p text:style-name="P9"/>
      <text:p text:style-name="P14">polygon</text:p>
      <text:p text:style-name="P12">[CODEBOX]</text:p>
      <text:p text:style-name="P13">img {</text:p>
      <text:p text:style-name="P9"><text:span text:style-name="Source_20_Text"><text:span text:style-name="T10">clip-path: path(path('M0.5,1 C0.5,1,0,0.7,0,0.3 A0.25,0.25,1,1,1,0.5,0.3 A0.25,0.25,1,1,1,1,0.3 C1,0.7,0.5,1,0.5,1 Z'););</text:span></text:span></text:p>
      <text:p text:style-name="P9">}</text:p>
      <text:p text:style-name="P9">[example box]</text:p>
      <text:p text:style-name="P9"/>
      <text:p text:style-name="P9">and combos too like...</text:p>
      <text:p text:style-name="P9"/>
      <text:p text:style-name="P12">[CODEBOX]</text:p>
      <text:p text:style-name="P20"><text:span text:style-name="Source_20_Text"><text:span text:style-name="T2">clip-path: padding-box circle(50px at 0 100px);</text:span></text:span></text:p>
      <text:p text:style-name="P20"><text:span text:style-name="Source_20_Text"><text:span text:style-name="T2"/></text:span></text:p>
      <text:p text:style-name="P20"><text:span text:style-name="Source_20_Text"><text:span text:style-name="T2">Don't forget about inherit, initial and unset</text:span></text:span></text:p>
      <text:p text:style-name="P20"><text:span text:style-name="Source_20_Text"><text:span text:style-name="T2"/></text:span></text:p>
      <text:p text:style-name="P23"><text:span text:style-name="Source_20_Text"><text:span text:style-name="T17">Mask...</text:span></text:span></text:p>
      <text:p text:style-name="P21"><text:span text:style-name="Source_20_Text"><text:span text:style-name="T3">Where clips are paths, Masks are images.</text:span></text:span></text:p>
      <text:p text:style-name="P21"><text:span text:style-name="Source_20_Text"><text:span text:style-name="T3">Masking </text:span></text:span><text:span text:style-name="Source_20_Text"><text:span text:style-name="T4">gives you the option of using an image (or SVG ir gradiant) as a mask layer. </text:span></text:span><text:span text:style-name="Source_20_Text"><text:span text:style-name="T3"> </text:span></text:span></text:p>
      <text:p text:style-name="P21"><text:span text:style-name="Source_20_Text"><text:span text:style-name="T3">When you use clip-path the cliped area becomes invisible. If you want to instead change opacity or apply a different effect then use mask instead.</text:span></text:span></text:p>
      <text:p text:style-name="P21"><text:span text:style-name="Source_20_Text"><text:span text:style-name="T3"/></text:span></text:p>
      <text:p text:style-name="P21"><text:a xlink:type="simple" xlink:href="https://web.dev/css-masking/" text:style-name="Internet_20_link" text:visited-style-name="Visited_20_Internet_20_Link"><text:span text:style-name="Source_20_Text">https://web.dev/css-masking/</text:span></text:a><text:span text:style-name="Source_20_Text"><text:span text:style-name="T3"> </text:span></text:span></text:p>
      <text:p text:style-name="P12"><text:span text:style-name="Source_20_Text"><text:span text:style-name="T12"/></text:span></text:p>
      <text:p text:style-name="P12"><text:span text:style-name="Source_20_Text"><text:span text:style-name="T14">NOTE: Masking not fully supported and webkit may be needed</text:span></text:span></text:p>
      <text:p text:style-name="P12"/>
      <text:p text:style-name="P25"><text:span text:style-name="Source_20_Text"><text:span text:style-name="T19">@supports(</text:span></text:span><text:span text:style-name="Source_20_Text"><text:span text:style-name="T20">-webkit-mask-image</text:span></text:span><text:span text:style-name="Source_20_Text"><text:span text:style-name="T19">: </text:span></text:span><text:span text:style-name="Source_20_Text"><text:span text:style-name="T21">url</text:span></text:span><text:span text:style-name="Source_20_Text"><text:span text:style-name="T19">(</text:span></text:span><text:span text:style-name="Source_20_Text"><text:span text:style-name="T21">#mask</text:span></text:span><text:span text:style-name="Source_20_Text"><text:span text:style-name="T19">)) </text:span></text:span><text:span text:style-name="Source_20_Text"><text:span text:style-name="T22">or</text:span></text:span><text:span text:style-name="Source_20_Text"><text:span text:style-name="T19"> (</text:span></text:span><text:span text:style-name="Source_20_Text"><text:span text:style-name="T20">mask-image</text:span></text:span><text:span text:style-name="Source_20_Text"><text:span text:style-name="T19">: </text:span></text:span><text:span text:style-name="Source_20_Text"><text:span text:style-name="T21">url</text:span></text:span><text:span text:style-name="Source_20_Text"><text:span text:style-name="T19">(</text:span></text:span><text:span text:style-name="Source_20_Text"><text:span text:style-name="T21">#mask</text:span></text:span><text:span text:style-name="Source_20_Text"><text:span text:style-name="T19">))</text:span></text:span><text:span text:style-name="Source_20_Text"><text:span text:style-name="T18"> </text:span></text:span><text:span text:style-name="Source_20_Text"><text:span text:style-name="T19">{</text:span></text:span></text:p>
      <text:p text:style-name="P24"><text:span text:style-name="Source_20_Text"><text:span text:style-name="T8"><text:s text:c="2"/></text:span></text:span><text:span text:style-name="Source_20_Text"><text:span text:style-name="T9">/* code that requires mask-image here. */</text:span></text:span></text:p>
      <text:p text:style-name="P24"><text:span text:style-name="Source_20_Text"><text:span text:style-name="T7">}</text:span></text:span></text:p>
      <text:p text:style-name="P12"/>
      <text:p text:style-name="P21"><text:span text:style-name="Source_20_Text"><text:span text:style-name="T3">Mask Image example...</text:span></text:span></text:p>
      <text:p text:style-name="P21"><text:span text:style-name="Source_20_Text"><text:span text:style-name="T3"/></text:span></text:p>
      <text:p text:style-name="P21"><text:span text:style-name="Source_20_Text"><text:span text:style-name="T3">Mask gradient example...</text:span></text:span></text:p>
      <text:p text:style-name="P26"><text:soft-page-break/><text:span text:style-name="Source_20_Text"><text:span text:style-name="T16"/></text:span></text:p>
      <text:p text:style-name="P21"><text:span text:style-name="Source_20_Text"><text:span text:style-name="T17">Tips and Tricks...</text:span></text:span></text:p>
      <text:p text:style-name="P21"><text:span text:style-name="Source_20_Text"><text:span text:style-name="T17">LAZY LOADING:</text:span></text:span></text:p>
      <text:p text:style-name="P21"><text:a xlink:type="simple" xlink:href="https://web.dev/browser-level-image-lazy-loading/" text:style-name="Internet_20_link" text:visited-style-name="Visited_20_Internet_20_Link"><text:span text:style-name="Source_20_Text"><text:span text:style-name="T17">https://web.dev/browser-level-image-lazy-loading/</text:span></text:span></text:a><text:span text:style-name="Source_20_Text"><text:span text:style-name="T17"> </text:span></text:span></text:p>
      <text:p text:style-name="P21"><text:span text:style-name="Source_20_Text"><text:span text:style-name="T17"/></text:span></text:p>
      <text:p text:style-name="P19"><text:span text:style-name="Source_20_Text"><text:span text:style-name="T11">There can also be a sitation where the image doesn't load and while there is the alt text there is a more stylish way of handling images with broken links</text:span></text:span></text:p>
      <text:p text:style-name="P12"><text:span text:style-name="Source_20_Text"><text:span text:style-name="T10">[CODEBOX]</text:span></text:span></text:p>
      <text:p text:style-name="P12"><text:span text:style-name="Source_20_Text"><text:span text:style-name="T12"/></text:span></text:p>
      <text:p text:style-name="P21"><text:span text:style-name="Source_20_Text"><text:span text:style-name="T6">Made by me...</text:span></text:span></text:p>
      <text:p text:style-name="P20"><text:span text:style-name="Source_20_Text"><text:span text:style-name="T2">This project in one in my expanding collection of css cheat sheets I've created on my journey towards becoming a frontend developer. You might also like to see my other creations (there is some sort of method to the madness):</text:span></text:span></text:p>
      <text:p text:style-name="P20"><text:span text:style-name="Source_20_Text"><text:span text:style-name="T2">Cascade and Inheritance</text:span></text:span></text:p>
      <text:p text:style-name="P20"><text:span text:style-name="Source_20_Text"><text:span text:style-name="T2">Box Model</text:span></text:span></text:p>
      <text:p text:style-name="P20"><text:span text:style-name="Source_20_Text"><text:span text:style-name="T2">Units &amp; Values</text:span></text:span></text:p>
      <text:p text:style-name="P20"><text:span text:style-name="Source_20_Text"><text:span text:style-name="T2">Selectors</text:span></text:span></text:p>
      <text:p text:style-name="P20"><text:span text:style-name="Source_20_Text"><text:span text:style-name="T2">Display &amp; Positioning</text:span></text:span></text:p>
      <text:p text:style-name="P20"><text:span text:style-name="Source_20_Text"><text:span text:style-name="T2">Flex</text:span></text:span></text:p>
      <text:p text:style-name="P20"><text:span text:style-name="Source_20_Text"><text:span text:style-name="T2">Grid</text:span></text:span></text:p>
      <text:p text:style-name="P20"><text:span text:style-name="Source_20_Text"><text:span text:style-name="T2">Backgrounds</text:span></text:span></text:p>
      <text:p text:style-name="P20"><text:span text:style-name="Source_20_Text"><text:span text:style-name="T2">Text &amp; Fonts</text:span></text:span></text:p>
      <text:p text:style-name="P20"><text:span text:style-name="Source_20_Text"><text:span text:style-name="T2">Lists &amp; Links</text:span></text:span></text:p>
      <text:p text:style-name="P20"><text:span text:style-name="Source_20_Text"><text:span text:style-name="T2"/></text:span></text:p>
      <text:p text:style-name="P20"><text:span text:style-name="Source_20_Text"><text:span text:style-name="T2">I am</text:span></text:span></text:p>
      <text:p text:style-name="P20"><text:span text:style-name="Source_20_Text"><text:span text:style-name="T2">MazOnTheMoon (Mary Ronan)</text:span></text:span></text:p>
      <text:p text:style-name="P20"><text:span text:style-name="Source_20_Text"><text:span text:style-name="T2">[Github]</text:span></text:span></text:p>
      <text:p text:style-name="P20"><text:span text:style-name="Source_20_Text"><text:span text:style-name="T2">[CodePen]</text:span></text:span></text:p>
      <text:p text:style-name="P20"><text:span text:style-name="Source_20_Text"><text:span text:style-name="T2">[Linkedin]</text:span></text:span></text:p>
      <text:p text:style-name="P20"><text:span text:style-name="Source_20_Text"><text:span text:style-name="T2">[Wordpress]</text:span>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/>
    <style:font-face style:name="SFMono-Regular" svg:font-family="SFMono-Regular, Consolas, 'Liberation Mono', Menlo, monospace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1-05-26T15:02:23.25</meta:creation-date>
    <meta:generator>OpenOffice/4.1.5$Win32 OpenOffice.org_project/415m1$Build-9789</meta:generator>
    <dc:date>2021-09-02T17:54:36.06</dc:date>
    <meta:editing-duration>PT2H21M43S</meta:editing-duration>
    <meta:editing-cycles>24</meta:editing-cycles>
    <dc:creator>Mary Ronan</dc:creator>
    <meta:document-statistic meta:table-count="0" meta:image-count="0" meta:object-count="0" meta:page-count="6" meta:paragraph-count="180" meta:word-count="708" meta:character-count="4529"/>
  </office:meta>
</office:document-meta>
</file>